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HandlerRegistry.URLHandler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URLHandlerRegistry.getHttp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URLHandlerRegistry.get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HandlerRegistry.setDefault( URLHandler d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